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spb_temps" table:style-name="ta1">
        <table:shapes>
          <draw:frame draw:z-index="0" draw:style-name="gr1" draw:text-style-name="P1" svg:width="15.997cm" svg:height="9.004cm" svg:x="4.626cm" svg:y="0.08cm">
            <draw:object draw:notify-on-update-of-ranges="raspb_temps.A2:raspb_temps.A7 raspb_temps.B2:raspb_temps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temps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18,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9" calcext:value-type="float">
            <text:p>9,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57" calcext:value-type="float">
            <text:p>9,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45" calcext:value-type="float">
            <text:p>15,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24" calcext:value-type="float">
            <text:p>19,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88" calcext:value-type="float">
            <text:p>19,88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string" calcext:value-type="string">
            <text:p>np</text:p>
          </table:table-cell>
          <table:table-cell/>
        </table:table-row>
      </table:table>
      <table:table table:name="ordi_temp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,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5" calcext:value-type="float">
            <text:p>1,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05:31.276422290</meta:creation-date>
    <dc:date>2017-03-08T10:18:15.334771481</dc:date>
    <meta:editing-duration>PT3M30S</meta:editing-duration>
    <meta:editing-cycles>2</meta:editing-cycles>
    <meta:generator>LibreOffice/4.2.8.2$Linux_X86_64 LibreOffice_project/420m0$Build-2</meta:generator>
    <meta:document-statistic meta:table-count="2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0.773cm" svg:y="0.289cm" chart:style-name="ch2">
          <text:p>Temps d'exécution sur RaspberryPi en fonction du nombre de processus</text:p>
        </chart:title>
        <chart:plot-area chart:style-name="ch3" table:cell-range-address="raspb_temps.A2:raspb_temps.B7" svg:x="1.33cm" svg:y="1.301cm" svg:width="14.349cm" svg:height="6.543cm">
          <chartooo:coordinate-region svg:x="1.951cm" svg:y="1.5cm" svg:width="13.541cm" svg:height="5.697cm"/>
          <chart:axis chart:dimension="x" chart:name="primary-x" chart:style-name="ch4">
            <chart:title svg:x="6.859cm" svg:y="8.024cm" chart:style-name="ch5">
              <text:p>Nombre de processus</text:p>
            </chart:title>
            <chart:grid chart:style-name="ch6" chart:class="major"/>
          </chart:axis>
          <chart:axis chart:dimension="y" chart:name="primary-y" chart:style-name="ch4">
            <chart:title svg:x="0.451cm" svg:y="6.296cm" chart:style-name="ch7">
              <text:p>Temps total d'exécution</text:p>
            </chart:title>
            <chart:grid chart:style-name="ch6" chart:class="major"/>
          </chart:axis>
          <chart:series chart:style-name="ch8" chart:values-cell-range-address="raspb_temps.B2:raspb_temps.B7" chart:class="chart:scatter">
            <chart:domain table:cell-range-address="raspb_temps.A2:raspb_temps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aspb_temps.A2:raspb_temps.A7</svg:desc>
                </draw:g>
              </table:table-cell>
              <table:table-cell office:value-type="float" office:value="18.88">
                <text:p>18.88</text:p>
                <draw:g>
                  <svg:desc>raspb_temps.B2:raspb_temps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9.88">
                <text:p>19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